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1">
            <text:p>Vink-51</text:p>
          </table:table-cell>
          <table:table-cell office:value-type="float" office:value="54.697">
            <text:p>54.697</text:p>
          </table:table-cell>
          <table:table-cell office:value-type="float" office:value="6.192">
            <text:p>6.192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7">
            <text:p>-46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3">
            <text:p>Vink-53</text:p>
          </table:table-cell>
          <table:table-cell office:value-type="float" office:value="55.323">
            <text:p>55.323</text:p>
          </table:table-cell>
          <table:table-cell office:value-type="float" office:value="6.517">
            <text:p>6.517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8">
            <text:p>-38.1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4">
            <text:p>Vink-54</text:p>
          </table:table-cell>
          <table:table-cell office:value-type="float" office:value="54.118">
            <text:p>54.118</text:p>
          </table:table-cell>
          <table:table-cell office:value-type="float" office:value="7.213">
            <text:p>7.21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5">
            <text:p>-38.9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2">
            <text:p>Vink-52</text:p>
          </table:table-cell>
          <table:table-cell office:value-type="float" office:value="54.957">
            <text:p>54.957</text:p>
          </table:table-cell>
          <table:table-cell office:value-type="float" office:value="5.708">
            <text:p>5.708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5">
            <text:p>-43.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0336">
            <text:p>Hv-10336</text:p>
          </table:table-cell>
          <table:table-cell office:value-type="float" office:value="54.17">
            <text:p>54.17</text:p>
          </table:table-cell>
          <table:table-cell office:value-type="float" office:value="6.983">
            <text:p>6.983</text:p>
          </table:table-cell>
          <table:table-cell office:value-type="float" office:value="8975.0">
            <text:p>897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35">
            <text:p>-39.3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1">
            <text:p>HV-7091</text:p>
          </table:table-cell>
          <table:table-cell office:value-type="float" office:value="55.32">
            <text:p>55.32</text:p>
          </table:table-cell>
          <table:table-cell office:value-type="float" office:value="6.5">
            <text:p>6.5</text:p>
          </table:table-cell>
          <table:table-cell office:value-type="float" office:value="8950.0">
            <text:p>89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07">
            <text:p>-39.07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LudwigEtal1981,ShennanEtal2018">
            <text:p>LudwigEtal1981,ShennanEtal2018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5375">
            <text:p>Hv-15375</text:p>
          </table:table-cell>
          <table:table-cell office:value-type="float" office:value="55.077">
            <text:p>55.077</text:p>
          </table:table-cell>
          <table:table-cell office:value-type="float" office:value="5.828">
            <text:p>5.828</text:p>
          </table:table-cell>
          <table:table-cell office:value-type="float" office:value="9165.0">
            <text:p>9165.0</text:p>
          </table:table-cell>
          <table:table-cell office:value-type="float" office:value="230.0">
            <text:p>23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8.74">
            <text:p>-48.7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Menke1996">
            <text:p>VinkEtal2007,Menke1996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0">
            <text:p>Hv-25340</text:p>
          </table:table-cell>
          <table:table-cell office:value-type="float" office:value="54.903">
            <text:p>54.903</text:p>
          </table:table-cell>
          <table:table-cell office:value-type="float" office:value="6.877">
            <text:p>6.877</text:p>
          </table:table-cell>
          <table:table-cell office:value-type="float" office:value="8440.0">
            <text:p>8440.0</text:p>
          </table:table-cell>
          <table:table-cell office:value-type="float" office:value="100.0">
            <text:p>1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16">
            <text:p>-34.1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2">
            <text:p>Hv-25342</text:p>
          </table:table-cell>
          <table:table-cell office:value-type="float" office:value="54.913">
            <text:p>54.913</text:p>
          </table:table-cell>
          <table:table-cell office:value-type="float" office:value="6.951">
            <text:p>6.951</text:p>
          </table:table-cell>
          <table:table-cell office:value-type="float" office:value="8840.0">
            <text:p>8840.0</text:p>
          </table:table-cell>
          <table:table-cell office:value-type="float" office:value="45.0">
            <text:p>4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36">
            <text:p>-37.3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6">
            <text:p>Hv-25406</text:p>
          </table:table-cell>
          <table:table-cell office:value-type="float" office:value="53.947">
            <text:p>53.947</text:p>
          </table:table-cell>
          <table:table-cell office:value-type="float" office:value="6.944">
            <text:p>6.944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2.99">
            <text:p>-32.99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7">
            <text:p>Hv-25407</text:p>
          </table:table-cell>
          <table:table-cell office:value-type="float" office:value="53.845">
            <text:p>53.845</text:p>
          </table:table-cell>
          <table:table-cell office:value-type="float" office:value="6.812">
            <text:p>6.812</text:p>
          </table:table-cell>
          <table:table-cell office:value-type="float" office:value="8140.0">
            <text:p>8140.0</text:p>
          </table:table-cell>
          <table:table-cell office:value-type="float" office:value="180.0">
            <text:p>1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54">
            <text:p>-29.5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4">
            <text:p>Hv-7094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485.0">
            <text:p>8485.0</text:p>
          </table:table-cell>
          <table:table-cell office:value-type="float" office:value="125.0">
            <text:p>12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8">
            <text:p>-38.9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LudwigEtal1979">
            <text:p>VinkEtal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5">
            <text:p>Hv-7095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190.0">
            <text:p>8190.0</text:p>
          </table:table-cell>
          <table:table-cell office:value-type="float" office:value="140.0">
            <text:p>1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8">
            <text:p>-38.8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1603">
            <text:p>Hv-11603</text:p>
          </table:table-cell>
          <table:table-cell office:value-type="float" office:value="54.11">
            <text:p>54.11</text:p>
          </table:table-cell>
          <table:table-cell office:value-type="float" office:value="6.92">
            <text:p>6.92</text:p>
          </table:table-cell>
          <table:table-cell office:value-type="float" office:value="8535.0">
            <text:p>8535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